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libri4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666666" loext:opacity="100%" style:font-name="Calibri2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2"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text-properties fo:font-size="10pt" officeooo:paragraph-rsid="00464b91" style:font-size-asian="10pt" style:font-size-complex="10pt"/>
    </style:style>
    <style:style style:name="P6" style:family="paragraph" style:parent-style-name="Text_20_body">
      <style:text-properties fo:font-size="10pt" officeooo:paragraph-rsid="0046cbb0" style:font-size-asian="10pt" style:font-size-complex="10pt"/>
    </style:style>
    <style:style style:name="P7" style:family="paragraph" style:parent-style-name="Text_20_body">
      <style:text-properties fo:font-size="9pt" style:font-size-asian="9pt" style:font-size-complex="9pt"/>
    </style:style>
    <style:style style:name="P8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2" fo:font-size="10pt" style:font-size-asian="10pt" style:font-size-complex="10pt"/>
    </style:style>
    <style:style style:name="P9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Text_20_body">
      <style:text-properties fo:font-size="10pt" officeooo:paragraph-rsid="004a182e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9bf5"/>
    </style:style>
    <style:style style:name="T4" style:family="text">
      <style:text-properties officeooo:rsid="00464b91"/>
    </style:style>
    <style:style style:name="T5" style:family="text">
      <style:text-properties style:font-name="Calibri2" fo:font-weight="normal" style:font-weight-asian="normal" style:font-weight-complex="normal"/>
    </style:style>
    <style:style style:name="T6" style:family="text">
      <style:text-properties style:font-name="Calibri2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64b91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letterdat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employmenttype"/>
        <text:variable-decl office:value-type="string" text:name="joiningdate"/>
        <text:variable-decl office:value-type="string" text:name="separationdate"/>
        <text:variable-decl office:value-type="string" text:name="hisher"/>
        <text:variable-decl office:value-type="string" text:name="signatory"/>
        <text:variable-decl office:value-type="string" text:name="himh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199e2b3a-7fff-1399-28f1-465b70f8d33a"/><text:span text:style-name="T2">Date</text:span>: <text:variable-set text:name="letterdate" office:value-type="string">letterdate</text:variable-set></text:p>
      <text:p text:style-name="P3"><text:span text:style-name="T2">Reference</text:span>: SECL/OP/HR/<text:span text:style-name="T4">EC</text:span><text:span text:style-name="T3">/</text:span>2022/<text:variable-set text:name="seq" office:value-type="string">seq</text:variable-set></text:p>
      <text:p text:style-name="P3"/>
      <text:p text:style-name="Appendix">TO WHOMSOEVER IT MAY CONCERN</text:p>
      <text:p text:style-name="P4"/>
      <text:p text:style-name="P5">This is to certify that <text:span text:style-name="T6"><text:variable-set text:name="salutation" office:value-type="string">salutation</text:variable-set></text:span><text:s/><text:span text:style-name="T6"><text:variable-set text:name="name" office:value-type="string">name</text:variable-set></text:span>, <text:span text:style-name="T6"><text:variable-set text:name="designation" office:value-type="string">{designation}</text:variable-set></text:span>, <text:variable-set text:name="unit" office:value-type="string">unit</text:variable-set><text:s/>had been serving in Spectrum Engineering Consortium Ltd. organization as a <text:variable-set text:name="employmenttype" office:value-type="string">employmenttype</text:variable-set><text:s/>employee from <text:variable-set text:name="joiningdate" office:value-type="string">joiningdate</text:variable-set><text:s/>to <text:variable-set text:name="separationdate" office:value-type="string">separationdate</text:variable-set>.</text:p>
      <text:p text:style-name="P4"/>
      <text:p text:style-name="P10">During the service period, we found <text:span text:style-name="T5"><text:variable-set text:name="salutation" office:value-type="string">salutation</text:variable-set></text:span><text:s/><text:span text:style-name="T5"><text:variable-set text:name="name" office:value-type="string">name</text:variable-set></text:span><text:s/>amiable, smart and confident toward work and responsibilities assigned to <text:variable-set text:name="himher" office:value-type="string">himher</text:variable-set>.</text:p>
      <text:p text:style-name="P4"/>
      <text:p text:style-name="P5"><text:span text:style-name="T5"><text:variable-set text:name="salutation" office:value-type="string">salutation</text:variable-set></text:span><text:s/><text:span text:style-name="T5"><text:variable-set text:name="name" office:value-type="string">name</text:variable-set></text:span><text:s/>has been an essential, competent and promising staff. <text:span text:style-name="T5"><text:variable-set text:name="salutation" office:value-type="string">salutation</text:variable-set></text:span><text:s/><text:span text:style-name="T5"><text:variable-set text:name="name" office:value-type="string">name</text:variable-set></text:span><text:s/>made a significant contribution to the development of the organization. <text:s text:c="2"/></text:p>
      <text:p text:style-name="P4"/>
      <text:p text:style-name="P6">We at Spectrum Engineering Consortium Limited wish <text:span text:style-name="T5"><text:variable-set text:name="salutation" office:value-type="string">salutation</text:variable-set></text:span><text:s/><text:span text:style-name="T5"><text:variable-set text:name="name" office:value-type="string">name</text:variable-set></text:span><text:s/>all professional successes in <text:variable-set text:name="hisher" office:value-type="string">hisher</text:variable-set><text:s/>future endeavors.</text:p>
      <text:p text:style-name="P4"/>
      <text:p text:style-name="P4"/>
      <text:p text:style-name="P4"/>
      <text:p text:style-name="P4"/>
      <text:p text:style-name="P4">-----------------------------------------------------</text:p>
      <text:p text:style-name="P9"><text:variable-set text:name="signatory" office:value-type="string">signatory</text:variable-set></text:p>
      <text:p text:style-name="P4"/>
      <text:p text:style-name="P4"/>
      <text:p text:style-name="P4"/>
      <text:p text:style-name="P4"/>
      <text:p text:style-name="P7"><text:span text:style-name="T7">(Any loss and liability </text:span><text:span text:style-name="T8">arising</text:span><text:span text:style-name="T7"> from the issuance of this letter will not bind Spectrum Engineering Consortium Ltd. or any of its employees in any mean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libri4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4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2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03-11T02:19:10.988000000</dc:date>
    <meta:editing-duration>PT5H16M14S</meta:editing-duration>
    <meta:editing-cycles>36</meta:editing-cycles>
    <meta:generator>LibreOffice/7.3.1.3$Windows_X86_64 LibreOffice_project/a69ca51ded25f3eefd52d7bf9a5fad8c90b87951</meta:generator>
    <meta:document-statistic meta:table-count="0" meta:image-count="1" meta:object-count="0" meta:page-count="1" meta:paragraph-count="12" meta:word-count="126" meta:character-count="945" meta:non-whitespace-character-count="826"/>
  </office:meta>
</office:document-meta>
</file>